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5</text:p>
          </table:table-cell>
          <table:table-cell office:value-type="string">
            <text:p>Pachyrhachis</text:p>
          </table:table-cell>
          <table:table-cell office:value-type="string">
            <text:p>Snakes and Lizard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2</text:p>
          </table:table-cell>
          <table:table-cell office:value-type="string">
            <text:p>Placodus</text:p>
          </table:table-cell>
          <table:table-cell office:value-type="string">
            <text:p>Placat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9</text:p>
          </table:table-cell>
          <table:table-cell office:value-type="string">
            <text:p>Pleiosaurus</text:p>
          </table:table-cell>
          <table:table-cell office:value-type="string">
            <text:p>Early Swi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8</text:p>
          </table:table-cell>
          <table:table-cell office:value-type="string">
            <text:p>Pliosaurus</text:p>
          </table:table-cell>
          <table:table-cell office:value-type="string">
            <text:p>Pli Your Trad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7</text:p>
          </table:table-cell>
          <table:table-cell office:value-type="string">
            <text:p>Saber-Toothed Salmon</text:p>
          </table:table-cell>
          <table:table-cell office:value-type="string">
            <text:p>Toothy Territory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60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3</text:p>
          </table:table-cell>
          <table:table-cell office:value-type="string">
            <text:p>Sacabambaspis</text:p>
          </table:table-cell>
          <table:table-cell office:value-type="string">
            <text:p>Surprise Fac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istory of the Internet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4</text:p>
          </table:table-cell>
          <table:table-cell office:value-type="string">
            <text:p>Shastasaurus</text:p>
          </table:table-cell>
          <table:table-cell office:value-type="string">
            <text:p>Reptile Wrangl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6</text:p>
          </table:table-cell>
          <table:table-cell office:value-type="string">
            <text:p>Styxosaurus</text:p>
          </table:table-cell>
          <table:table-cell office:value-type="string">
            <text:p>Styx it to the M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Had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6</text:p>
          </table:table-cell>
          <table:table-cell office:value-type="string">
            <text:p>Thalattoarchon</text:p>
          </table:table-cell>
          <table:table-cell office:value-type="string">
            <text:p>Sovereign of the Se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6</text:p>
          </table:table-cell>
          <table:table-cell office:value-type="string">
            <text:p>Tiktaalik</text:p>
          </table:table-cell>
          <table:table-cell office:value-type="string">
            <text:p>It Started Out With a Fish..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2</text:p>
          </table:table-cell>
          <table:table-cell office:value-type="string">
            <text:p>Tylosaurus</text:p>
          </table:table-cell>
          <table:table-cell office:value-type="string">
            <text:p>No Escap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4</text:p>
          </table:table-cell>
          <table:table-cell office:value-type="string">
            <text:p>Wahlisaurus</text:p>
          </table:table-cell>
          <table:table-cell office:value-type="string">
            <text:p>Wahl to Wah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28/03/2026</text:date>, <text:time>17:3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28T17:36:59.72</dc:date>
    <meta:editing-duration>PT18H11M29S</meta:editing-duration>
    <meta:editing-cycles>314</meta:editing-cycles>
    <meta:generator>OpenOffice/4.1.15$Win32 OpenOffice.org_project/4115m2$Build-9813</meta:generator>
    <meta:document-statistic meta:table-count="2" meta:cell-count="7339" meta:object-count="0"/>
  </office:meta>
</office:document-meta>
</file>